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vento(</text:span><text:span text:style-name="T2">IdEvento</text:span><text:span text:style-name="T3">, titulo, capa, descricao, localizacao, dataInicio, duracao, publico).</text:span></text:p>
      <text:p text:style-name="P1"><text:span text:style-name="T3">Utilizador(</text:span><text:span text:style-name="T4">IdUtilizador</text:span><text:span text:style-name="T5">, nome, username, password, </text:span></text:p>
      <text:p text:style-name="P1"><text:span text:style-name="T5">Sondagem(</text:span><text:span text:style-name="T6">IdSondagem</text:span><text:span text:style-name="T7">, descricao, data).</text:span></text:p>
      <text:p text:style-name="P1"><text:span text:style-name="T7">Opcao(</text:span><text:span text:style-name="T8">IdOpcao</text:span><text:span text:style-name="T9">, descricao).</text:span></text:p>
      <text:p text:style-name="P1"><text:span text:style-name="T9">Comentario(</text:span><text:span text:style-name="T10">IdComentario</text:span><text:span text:style-name="T11">, texto, data).</text:span></text:p>
      <text:p text:style-name="P1"><text:span text:style-name="T11">Seguidor(</text:span><text:span text:style-name="T12">IdUtilizadorSegue</text:span><text:span text:style-name="T13"><text:s/>-&gt; Utilizador,<text:s/></text:span><text:span text:style-name="T14">IdUtilizadorSeguido</text:span><text:span text:style-name="T15"><text:s/>-&gt; Utilizador, data).</text:span></text:p>
      <text:p text:style-name="P1"><text:span text:style-name="T15">Pais(</text:span><text:span text:style-name="T16">IdPais</text:span><text:span text:style-name="T17">, nome).</text:span></text:p>
      <text:p text:style-name="P1"><text:span text:style-name="T17">Avaliacao(</text:span><text:span text:style-name="T18">IdEvento</text:span><text:span text:style-name="T19"><text:s/>-&gt; Evento,<text:s/></text:span><text:span text:style-name="T20">IdUtilizador</text:span><text:span text:style-name="T21"><text:s/>-&gt; Utilizador, classificacao, comentario).</text:span></text:p>
      <text:p text:style-name="P1"><text:span text:style-name="T21">Convite(</text:span><text:span text:style-name="T22">IdEvento</text:span><text:span text:style-name="T23"><text:s/>-&gt; Evento,<text:s/></text:span><text:span text:style-name="T24">IdUtilizador</text:span><text:span text:style-name="T25"><text:s/>-&gt; Utilizador, data, resposta).</text:span></text:p>
      <text:p text:style-name="P1"><text:span text:style-name="T25">Anfitrião(</text:span><text:span text:style-name="T26">IdEvento</text:span><text:span text:style-name="T27"><text:s/>-&gt; Evento,<text:s/></text:span><text:span text:style-name="T28">IdUtilizador</text:span><text:span text:style-name="T29"><text:s/>-&gt; Utilizador).</text:span></text:p>
      <text:p text:style-name="P1"><text:span text:style-name="T29">UtilizadorOpcao(</text:span><text:span text:style-name="T30">IdUtilizador</text:span><text:span text:style-name="T31"><text:s/>-&gt; Utilizador,<text:s/></text:span><text:span text:style-name="T32">IdOpcao</text:span><text:span text:style-name="T33"><text:s/>-&gt; Opcao</text:span><text:span text:style-name="T34">,</text:span><text:span text:style-name="T35"><text:s/>descricao).</text:span></text:p>
      <text:p text:style-name="P1"><text:span text:style-name="T35">SondagemOpcao(</text:span><text:span text:style-name="T36">IdSondagem</text:span><text:span text:style-name="T37"><text:s/>-&gt; Sondagem,<text:s/></text:span><text:span text:style-name="T38">IdOpcao</text:span><text:span text:style-name="T39"><text:s/>-&gt; Opcao).</text:span></text:p>
      <text:p text:style-name="P1"><text:span text:style-name="T39">ComentarioVoto(</text:span><text:span text:style-name="T40">IdComentario</text:span><text:span text:style-name="T41"><text:s/>-&gt; Comentario,<text:s/></text:span><text:span text:style-name="T42">IdUtilizador</text:span><text:span text:style-name="T43"><text:s/>-&gt; Utilizador, positivo).</text:span></text:p>
      <text:p text:style-name="P1"><text:span text:style-name="T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